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B00000029D4068D4A51E2D31C.png" manifest:media-type="image/png"/>
  <manifest:file-entry manifest:full-path="Pictures/100002010000005B00000029ABE30F9CB71DB4D8.png" manifest:media-type="image/png"/>
  <manifest:file-entry manifest:full-path="Pictures/100002010000005300000023FB16816C52E8EAFB.png" manifest:media-type="image/png"/>
  <manifest:file-entry manifest:full-path="Pictures/100002010000006B0000002902253751D317F00E.png" manifest:media-type="image/png"/>
  <manifest:file-entry manifest:full-path="Pictures/1000020100000055000000236898E89C092D23FD.png" manifest:media-type="image/png"/>
  <manifest:file-entry manifest:full-path="Pictures/10000201000000630000002709BD26E4ED7C56FA.png" manifest:media-type="image/png"/>
  <manifest:file-entry manifest:full-path="Pictures/1000020100000063000000293E7D5E3179E22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Megatron" svg:font-family="Megat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1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4.47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none" style:rotation-angle="90" fo:border-top="0.74pt double-thin #000000" style:border-line-width-top="0.18mm 0.04mm 0.18mm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double-thin #000000" style:border-line-width-left="0.18mm 0.04mm 0.18mm" fo:border-right="none" style:rotation-angle="9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double-thin #000000" style:border-line-width-top="0.18mm 0.04mm 0.18mm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style:font-name="Megatron"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none" fo:border-left="0.74pt solid #000000" fo:border-right="none" fo:border-top="0.74pt double-thin #000000" style:border-line-width-top="0.18mm 0.04mm 0.18mm"/>
      <style:text-properties style:font-name="Megatron" fo:font-size="9pt" style:font-size-asian="9pt" style:font-size-complex="9pt"/>
    </style:style>
    <style:style style:name="ce13" style:family="table-cell" style:parent-style-name="Default">
      <style:table-cell-properties fo:border-bottom="0.74pt double-thin #000000" style:border-line-width-bottom="0.18mm 0.04mm 0.18mm" fo:border-left="0.74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74pt solid #000000" fo:border-right="0.74pt solid #000000" fo:border-top="0.74pt double-thin #000000" style:border-line-width-top="0.18mm 0.04mm 0.18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dddddd" fo:border-left="0.74pt solid #000000" fo:border-right="0.74pt solid #000000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74pt double-thin #000000" style:border-line-width-bottom="0.18mm 0.04mm 0.18mm" fo:background-color="#dddddd" fo:border-left="0.74pt solid #000000" fo:border-right="0.74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double-thin #000000" style:border-line-width-bottom="0.18mm 0.04mm 0.18mm" fo:border-left="0.74pt solid #000000" fo:border-right="0.74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Megatron" fo:font-size="13pt" style:font-size-asian="13pt" style:font-size-complex="13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fo:border-left="none" fo:border-right="none" fo:border-top="0.74pt double-thin #000000" style:border-line-width-top="0.18mm 0.04mm 0.18mm"/>
      <style:text-properties style:font-name="Liberation Sans1" style:font-name-asian="Liberation Sans1" style:font-name-complex="Liberation Sans1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4" style:family="table-cell" style:parent-style-name="Default">
      <style:table-cell-properties fo:background-color="#dddddd" fo:border="none"/>
    </style:style>
    <style:style style:name="ce35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dddddd" fo:border-left="none" fo:border-right="none" fo:border-top="0.74pt double-thin #000000" style:border-line-width-top="0.18mm 0.04mm 0.18mm"/>
    </style:style>
    <style:style style:name="ce38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39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</style:style>
    <style:style style:name="ce40" style:family="table-cell" style:parent-style-name="Default">
      <style:table-cell-properties fo:border-bottom="none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dddddd" fo:border-left="none" fo:border-right="0.74pt solid #000000" fo:border-top="0.74pt double-thin #000000" style:border-line-width-top="0.18mm 0.04mm 0.18mm"/>
    </style:style>
    <style:style style:name="ce43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" style:family="table-cell" style:parent-style-name="Default">
      <style:table-cell-properties fo:border-bottom="none" fo:border-left="none" fo:border-right="0.74pt solid #000000" fo:border-top="0.74pt double-thin #000000" style:border-line-width-top="0.18mm 0.04mm 0.18mm"/>
    </style:style>
    <style:style style:name="ce48" style:family="table-cell" style:parent-style-name="Default">
      <style:table-cell-properties fo:border-bottom="0.74pt double-thin #000000" style:border-line-width-bottom="0.18mm 0.04mm 0.18mm" fo:border-left="none" fo:border-right="0.74pt solid #000000" fo:border-top="none"/>
    </style:style>
    <style:style style:name="ce49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  <style:text-properties style:font-name="Megatron" fo:font-size="13pt" style:font-size-asian="13pt" style:font-size-complex="13pt"/>
    </style:style>
    <style:style style:name="ce51" style:family="table-cell" style:parent-style-name="Default">
      <style:table-cell-properties fo:border-bottom="none" fo:background-color="#dddddd" fo:border-left="none" fo:border-right="0.74pt double-thin #000000" style:border-line-width-right="0.18mm 0.04mm 0.18mm" fo:border-top="0.74pt double-thin #000000" style:border-line-width-top="0.18mm 0.04mm 0.18mm"/>
    </style:style>
    <style:style style:name="ce52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53" style:family="table-cell" style:parent-style-name="Default">
      <style:table-cell-properties fo:border-bottom="0.74pt solid #000000" fo:background-color="#dddddd" fo:border-left="none" fo:border-right="0.74pt double-thin #000000" style:border-line-width-right="0.18mm 0.04mm 0.18mm" fo:border-top="none"/>
    </style:style>
    <style:style style:name="ce54" style:family="table-cell" style:parent-style-name="Default">
      <style:table-cell-properties fo:border-bottom="none" fo:border-left="none" fo:border-right="0.74pt double-thin #000000" style:border-line-width-right="0.18mm 0.04mm 0.18mm" fo:border-top="0.74pt solid #000000"/>
    </style:style>
    <style:style style:name="ce55" style:family="table-cell" style:parent-style-name="Default">
      <style:table-cell-properties fo:border-bottom="none" fo:background-color="#dddddd" fo:border-left="none" fo:border-right="0.74pt double-thin #000000" style:border-line-width-right="0.18mm 0.04mm 0.18mm" fo:border-top="none"/>
    </style:style>
    <style:style style:name="ce56" style:family="table-cell" style:parent-style-name="Default">
      <style:table-cell-properties fo:border-bottom="0.74pt solid #000000" fo:border-left="none" fo:border-right="0.74pt double-thin #000000" style:border-line-width-right="0.18mm 0.04mm 0.18mm" fo:border-top="none"/>
    </style:style>
    <style:style style:name="ce57" style:family="table-cell" style:parent-style-name="Default">
      <style:table-cell-properties fo:border-bottom="none" fo:background-color="#dddddd" fo:border-left="none" fo:border-right="0.74pt double-thin #000000" style:border-line-width-right="0.18mm 0.04mm 0.18mm" fo:border-top="0.74pt solid #000000"/>
    </style:style>
    <style:style style:name="ce58" style:family="table-cell" style:parent-style-name="Default">
      <style:table-cell-properties fo:border-bottom="none" fo:border-left="none" fo:border-right="0.74pt double-thin #000000" style:border-line-width-right="0.18mm 0.04mm 0.18mm" fo:border-top="0.74pt double-thin #000000" style:border-line-width-top="0.18mm 0.04mm 0.18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9.92mm" svg:height="8.31mm" svg:x="13.84mm" svg:y="13.14mm">
            <draw:image xlink:href="Pictures/100002010000005300000023FB16816C52E8EAFB.png" xlink:type="simple" xlink:show="embed" xlink:actuate="onLoad">
              <text:p/>
            </draw:image>
          </draw:frame>
          <draw:frame draw:z-index="1" draw:name="Image 2" draw:style-name="gr1" draw:text-style-name="P1" svg:width="21.84mm" svg:height="9.73mm" svg:x="13.92mm" svg:y="26.26mm">
            <draw:image xlink:href="Pictures/100002010000005B00000029ABE30F9CB71DB4D8.png" xlink:type="simple" xlink:show="embed" xlink:actuate="onLoad">
              <text:p/>
            </draw:image>
          </draw:frame>
          <draw:frame draw:z-index="2" draw:name="Image 3" draw:style-name="gr1" draw:text-style-name="P1" svg:width="23.77mm" svg:height="9.26mm" svg:x="13.96mm" svg:y="39.99mm">
            <draw:image xlink:href="Pictures/10000201000000630000002709BD26E4ED7C56FA.png" xlink:type="simple" xlink:show="embed" xlink:actuate="onLoad">
              <text:p/>
            </draw:image>
          </draw:frame>
          <draw:frame draw:z-index="3" draw:name="Image 4" draw:style-name="gr1" draw:text-style-name="P1" svg:width="25.69mm" svg:height="9.73mm" svg:x="13.3mm" svg:y="62.32mm">
            <draw:image xlink:href="Pictures/100002010000006B0000002902253751D317F00E.png" xlink:type="simple" xlink:show="embed" xlink:actuate="onLoad">
              <text:p/>
            </draw:image>
          </draw:frame>
          <draw:frame draw:z-index="4" draw:name="Image 5" draw:style-name="gr1" draw:text-style-name="P1" svg:width="23.77mm" svg:height="9.73mm" svg:x="13mm" svg:y="75.64mm">
            <draw:image xlink:href="Pictures/1000020100000063000000293E7D5E3179E227EC.png" xlink:type="simple" xlink:show="embed" xlink:actuate="onLoad">
              <text:p/>
            </draw:image>
          </draw:frame>
          <draw:frame draw:z-index="5" draw:name="Image 6" draw:style-name="gr1" draw:text-style-name="P1" svg:width="25.69mm" svg:height="9.73mm" svg:x="13.3mm" svg:y="89.23mm">
            <draw:image xlink:href="Pictures/100002010000006B00000029D4068D4A51E2D31C.png" xlink:type="simple" xlink:show="embed" xlink:actuate="onLoad">
              <text:p/>
            </draw:image>
          </draw:frame>
          <draw:frame draw:z-index="6" draw:name="Image 7" draw:style-name="gr1" draw:text-style-name="P1" svg:width="20.4mm" svg:height="8.31mm" svg:x="13.48mm" svg:y="110.6mm">
            <draw:image xlink:href="Pictures/1000020100000055000000236898E89C092D23FD.png" xlink:type="simple" xlink:show="embed" xlink:actuate="onLoad">
              <text:p/>
            </draw:image>
          </draw:frame>
          <draw:frame draw:z-index="7" draw:name="Image 1" draw:style-name="gr1" draw:text-style-name="P1" svg:width="19.92mm" svg:height="8.15mm" svg:x="13.84mm" svg:y="152.2mm">
            <draw:image xlink:href="Pictures/100002010000005300000023FB16816C52E8EAFB.png" xlink:type="simple" xlink:show="embed" xlink:actuate="onLoad">
              <text:p/>
            </draw:image>
          </draw:frame>
          <draw:frame draw:z-index="8" draw:name="Image 2" draw:style-name="gr1" draw:text-style-name="P1" svg:width="21.84mm" svg:height="9.54mm" svg:x="13.92mm" svg:y="165.06mm">
            <draw:image xlink:href="Pictures/100002010000005B00000029ABE30F9CB71DB4D8.png" xlink:type="simple" xlink:show="embed" xlink:actuate="onLoad">
              <text:p/>
            </draw:image>
          </draw:frame>
          <draw:frame draw:z-index="9" draw:name="Image 3" draw:style-name="gr1" draw:text-style-name="P1" svg:width="23.77mm" svg:height="9.07mm" svg:x="13.96mm" svg:y="178.52mm">
            <draw:image xlink:href="Pictures/10000201000000630000002709BD26E4ED7C56FA.png" xlink:type="simple" xlink:show="embed" xlink:actuate="onLoad">
              <text:p/>
            </draw:image>
          </draw:frame>
          <draw:frame draw:z-index="10" draw:name="Image 4" draw:style-name="gr1" draw:text-style-name="P1" svg:width="25.69mm" svg:height="9.53mm" svg:x="13.3mm" svg:y="200.41mm">
            <draw:image xlink:href="Pictures/100002010000006B0000002902253751D317F00E.png" xlink:type="simple" xlink:show="embed" xlink:actuate="onLoad">
              <text:p/>
            </draw:image>
          </draw:frame>
          <draw:frame draw:z-index="11" draw:name="Image 5" draw:style-name="gr1" draw:text-style-name="P1" svg:width="23.77mm" svg:height="9.54mm" svg:x="13mm" svg:y="213.46mm">
            <draw:image xlink:href="Pictures/1000020100000063000000293E7D5E3179E227EC.png" xlink:type="simple" xlink:show="embed" xlink:actuate="onLoad">
              <text:p/>
            </draw:image>
          </draw:frame>
          <draw:frame draw:z-index="12" draw:name="Image 6" draw:style-name="gr1" draw:text-style-name="P1" svg:width="25.69mm" svg:height="9.54mm" svg:x="13.3mm" svg:y="226.78mm">
            <draw:image xlink:href="Pictures/100002010000006B00000029D4068D4A51E2D31C.png" xlink:type="simple" xlink:show="embed" xlink:actuate="onLoad">
              <text:p/>
            </draw:image>
          </draw:frame>
          <draw:frame draw:z-index="13" draw:name="Image 7" draw:style-name="gr1" draw:text-style-name="P1" svg:width="20.4mm" svg:height="8.15mm" svg:x="13.48mm" svg:y="247.73mm">
            <draw:image xlink:href="Pictures/1000020100000055000000236898E89C092D23F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8"/>
        <table:table-column table:style-name="co5" table:default-cell-style-name="Default"/>
        <table:table-column table:style-name="co5" table:default-cell-style-name="ce41"/>
        <table:table-column table:style-name="co5" table:default-cell-style-name="Default"/>
        <table:table-column table:style-name="co5" table:default-cell-style-name="ce52"/>
        <table:table-column table:style-name="co6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 table:number-columns-spanned="1" table:number-rows-spanned="2">
            <text:p>Ages</text:p>
          </table:table-cell>
          <table:table-cell table:style-name="ce14" office:value-type="string" calcext:value-type="string" table:number-columns-spanned="1" table:number-rows-spanned="2">
            <text:p>Calcul</text:p>
          </table:table-cell>
          <table:table-cell table:style-name="ce26" office:value-type="string" calcext:value-type="string" table:number-columns-spanned="2" table:number-rows-spanned="1">
            <text:p>Joueur 1</text:p>
          </table:table-cell>
          <table:covered-table-cell table:style-name="ce40"/>
          <table:table-cell table:style-name="ce26" office:value-type="string" calcext:value-type="string" table:number-columns-spanned="2" table:number-rows-spanned="1">
            <text:p>Joueur 2</text:p>
          </table:table-cell>
          <table:covered-table-cell table:style-name="ce50"/>
          <table:table-cell/>
        </table:table-row>
        <table:table-row table:style-name="ro2">
          <table:table-cell/>
          <table:table-cell table:style-name="Default"/>
          <table:covered-table-cell table:number-columns-repeated="2" table:style-name="ce5"/>
          <table:table-cell table:style-name="ce27" office:value-type="string" calcext:value-type="string">
            <text:p>Civilisation :</text:p>
          </table:table-cell>
          <table:table-cell/>
          <table:table-cell table:style-name="ce27" office:value-type="string" calcext:value-type="string">
            <text:p>Civilisation :</text:p>
          </table:table-cell>
          <table:table-cell table:style-name="ce41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11">
            <text:p>Période 1</text:p>
          </table:table-cell>
          <table:table-cell table:style-name="ce6"/>
          <table:table-cell table:style-name="ce15" office:value-type="string" calcext:value-type="string">
            <text:p>Table des ages</text:p>
          </table:table-cell>
          <table:table-cell table:style-name="ce28"/>
          <table:table-cell table:style-name="ce42"/>
          <table:table-cell table:style-name="ce37"/>
          <table:table-cell table:style-name="ce51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9"/>
          <table:table-cell office:value-type="string" calcext:value-type="string">
            <text:p>Table des ages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9"/>
          <table:table-cell table:style-name="ce21" office:value-type="string" calcext:value-type="string">
            <text:p>Table des ages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10" office:value-type="string" calcext:value-type="string">
            <text:p>Fin de période</text:p>
          </table:table-cell>
          <table:table-cell table:style-name="ce22" office:value-type="string" calcext:value-type="string">
            <text:p>Quantité réalisée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 table:style-name="ce11" office:value-type="string" calcext:value-type="string">
            <text:p>victoire :</text:p>
          </table:table-cell>
          <table:table-cell table:style-name="ce23" office:value-type="string" calcext:value-type="string">
            <text:p>Score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11">
            <text:p>Période 2</text:p>
          </table:table-cell>
          <table:table-cell table:style-name="ce6"/>
          <table:table-cell office:value-type="string" calcext:value-type="string">
            <text:p>Table des ages</text:p>
          </table:table-cell>
          <table:table-cell table:style-name="ce35"/>
          <table:table-cell table:style-name="ce47"/>
          <table:table-cell table:style-name="ce35"/>
          <table:table-cell table:style-name="ce58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9"/>
          <table:table-cell table:style-name="ce21" office:value-type="string" calcext:value-type="string">
            <text:p>Table des ages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9"/>
          <table:table-cell office:value-type="string" calcext:value-type="string">
            <text:p>Table des ages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10" office:value-type="string" calcext:value-type="string">
            <text:p>Fin de période</text:p>
          </table:table-cell>
          <table:table-cell table:style-name="ce24" office:value-type="string" calcext:value-type="string">
            <text:p>Quantité réalisée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 table:style-name="ce11" office:value-type="string" calcext:value-type="string">
            <text:p>victoire :</text:p>
          </table:table-cell>
          <table:table-cell table:style-name="ce25" office:value-type="string" calcext:value-type="string">
            <text:p>Score</text:p>
          </table:table-cell>
          <table:table-cell table:style-name="ce36"/>
          <table:table-cell/>
          <table:table-cell table:style-name="ce36"/>
          <table:table-cell table:number-columns-repeated="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Fin</text:p>
          </table:table-cell>
          <table:table-cell table:style-name="ce6"/>
          <table:table-cell table:style-name="ce24" office:value-type="string" calcext:value-type="string">
            <text:p>Quantité réalisée</text:p>
          </table:table-cell>
          <table:table-cell table:style-name="ce37"/>
          <table:table-cell table:style-name="ce42"/>
          <table:table-cell table:style-name="ce37"/>
          <table:table-cell table:style-name="ce51"/>
          <table:table-cell/>
        </table:table-row>
        <table:table-row table:style-name="ro3">
          <table:table-cell/>
          <table:covered-table-cell table:style-name="ce3"/>
          <table:table-cell/>
          <table:table-cell table:style-name="ce25" office:value-type="string" calcext:value-type="string">
            <text:p>Score</text:p>
          </table:table-cell>
          <table:table-cell table:style-name="ce36"/>
          <table:table-cell/>
          <table:table-cell table:style-name="ce36"/>
          <table:table-cell table:number-columns-repeated="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2" office:value-type="string" calcext:value-type="string">
            <text:p>Total final</text:p>
          </table:table-cell>
          <table:table-cell table:style-name="ce24" office:value-type="string" calcext:value-type="string">
            <text:p>Quantité réalisée</text:p>
          </table:table-cell>
          <table:table-cell table:style-name="ce37"/>
          <table:table-cell table:style-name="ce42"/>
          <table:table-cell table:style-name="ce37"/>
          <table:table-cell table:style-name="ce51"/>
          <table:table-cell/>
        </table:table-row>
        <table:table-row table:style-name="ro3">
          <table:table-cell/>
          <table:covered-table-cell table:style-name="ce3"/>
          <table:table-cell table:style-name="ce13" office:value-type="string" calcext:value-type="string">
            <text:p>secrète :</text:p>
          </table:table-cell>
          <table:table-cell table:style-name="ce25" office:value-type="string" calcext:value-type="string">
            <text:p>Score</text:p>
          </table:table-cell>
          <table:table-cell table:style-name="ce38"/>
          <table:table-cell table:style-name="ce48"/>
          <table:table-cell table:style-name="ce38"/>
          <table:table-cell table:style-name="ce49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9"/>
          <table:table-cell table:style-name="ce49"/>
          <table:table-cell table:style-name="ce39"/>
          <table:table-cell table:style-name="ce49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1" table:number-rows-spanned="2">
            <text:p>Ages</text:p>
          </table:table-cell>
          <table:table-cell table:style-name="ce14" office:value-type="string" calcext:value-type="string" table:number-columns-spanned="1" table:number-rows-spanned="2">
            <text:p>Calcul</text:p>
          </table:table-cell>
          <table:table-cell table:style-name="ce26" office:value-type="string" calcext:value-type="string" table:number-columns-spanned="2" table:number-rows-spanned="1">
            <text:p>Joueur 1</text:p>
          </table:table-cell>
          <table:covered-table-cell table:style-name="ce40"/>
          <table:table-cell table:style-name="ce26" office:value-type="string" calcext:value-type="string" table:number-columns-spanned="2" table:number-rows-spanned="1">
            <text:p>Joueur 2</text:p>
          </table:table-cell>
          <table:covered-table-cell table:style-name="ce50"/>
          <table:table-cell/>
        </table:table-row>
        <table:table-row table:style-name="ro2">
          <table:table-cell/>
          <table:table-cell table:style-name="Default"/>
          <table:covered-table-cell table:number-columns-repeated="2" table:style-name="ce5"/>
          <table:table-cell table:style-name="ce27" office:value-type="string" calcext:value-type="string">
            <text:p>Civilisation :</text:p>
          </table:table-cell>
          <table:table-cell/>
          <table:table-cell table:style-name="ce27" office:value-type="string" calcext:value-type="string">
            <text:p>Civilisation :</text:p>
          </table:table-cell>
          <table:table-cell table:style-name="ce41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11">
            <text:p>Période 1</text:p>
          </table:table-cell>
          <table:table-cell table:style-name="ce6"/>
          <table:table-cell table:style-name="ce15" office:value-type="string" calcext:value-type="string">
            <text:p>Table des ages</text:p>
          </table:table-cell>
          <table:table-cell table:style-name="ce28"/>
          <table:table-cell table:style-name="ce42"/>
          <table:table-cell table:style-name="ce37"/>
          <table:table-cell table:style-name="ce51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9"/>
          <table:table-cell office:value-type="string" calcext:value-type="string">
            <text:p>Table des ages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9"/>
          <table:table-cell table:style-name="ce21" office:value-type="string" calcext:value-type="string">
            <text:p>Table des ages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10" office:value-type="string" calcext:value-type="string">
            <text:p>Fin de période</text:p>
          </table:table-cell>
          <table:table-cell table:style-name="ce22" office:value-type="string" calcext:value-type="string">
            <text:p>Quantité réalisée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 table:style-name="ce11" office:value-type="string" calcext:value-type="string">
            <text:p>victoire :</text:p>
          </table:table-cell>
          <table:table-cell table:style-name="ce23" office:value-type="string" calcext:value-type="string">
            <text:p>Score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11">
            <text:p>Période 2</text:p>
          </table:table-cell>
          <table:table-cell table:style-name="ce6"/>
          <table:table-cell office:value-type="string" calcext:value-type="string">
            <text:p>Table des ages</text:p>
          </table:table-cell>
          <table:table-cell table:style-name="ce35"/>
          <table:table-cell table:style-name="ce47"/>
          <table:table-cell table:style-name="ce35"/>
          <table:table-cell table:style-name="ce58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9"/>
          <table:table-cell table:style-name="ce21" office:value-type="string" calcext:value-type="string">
            <text:p>Table des ages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Carte évolution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/>
          <table:table-cell table:style-name="ce17" office:value-type="string" calcext:value-type="string">
            <text:p>Carte évolution m.</text:p>
          </table:table-cell>
          <table:table-cell table:style-name="ce29"/>
          <table:table-cell table:style-name="ce43"/>
          <table:table-cell table:style-name="ce29"/>
          <table:table-cell table:style-name="ce53"/>
          <table:table-cell/>
        </table:table-row>
        <table:table-row table:style-name="ro2">
          <table:table-cell/>
          <table:covered-table-cell/>
          <table:table-cell table:style-name="ce9"/>
          <table:table-cell office:value-type="string" calcext:value-type="string">
            <text:p>Table des ages</text:p>
          </table:table-cell>
          <table:table-cell table:style-name="ce30"/>
          <table:table-cell table:style-name="ce40"/>
          <table:table-cell table:style-name="ce30"/>
          <table:table-cell table:style-name="ce54"/>
          <table:table-cell/>
        </table:table-row>
        <table:table-row table:style-name="ro2">
          <table:table-cell/>
          <table:covered-table-cell/>
          <table:table-cell/>
          <table:table-cell table:style-name="ce19" office:value-type="string" calcext:value-type="string">
            <text:p>Carte évolution</text:p>
          </table:table-cell>
          <table:table-cell table:style-name="ce31"/>
          <table:table-cell table:style-name="ce44"/>
          <table:table-cell table:style-name="ce31"/>
          <table:table-cell table:style-name="ce55"/>
          <table:table-cell/>
        </table:table-row>
        <table:table-row table:style-name="ro2">
          <table:table-cell/>
          <table:covered-table-cell/>
          <table:table-cell table:style-name="ce8"/>
          <table:table-cell table:style-name="ce20" office:value-type="string" calcext:value-type="string">
            <text:p>Carte évolution m.</text:p>
          </table:table-cell>
          <table:table-cell table:style-name="ce32"/>
          <table:table-cell table:style-name="ce45"/>
          <table:table-cell table:style-name="ce32"/>
          <table:table-cell table:style-name="ce56"/>
          <table:table-cell/>
        </table:table-row>
        <table:table-row table:style-name="ro2">
          <table:table-cell/>
          <table:covered-table-cell/>
          <table:table-cell table:style-name="ce10" office:value-type="string" calcext:value-type="string">
            <text:p>Fin de période</text:p>
          </table:table-cell>
          <table:table-cell table:style-name="ce24" office:value-type="string" calcext:value-type="string">
            <text:p>Quantité réalisée</text:p>
          </table:table-cell>
          <table:table-cell table:style-name="ce33"/>
          <table:table-cell table:style-name="ce46"/>
          <table:table-cell table:style-name="ce33"/>
          <table:table-cell table:style-name="ce57"/>
          <table:table-cell/>
        </table:table-row>
        <table:table-row table:style-name="ro2">
          <table:table-cell/>
          <table:covered-table-cell/>
          <table:table-cell table:style-name="ce11" office:value-type="string" calcext:value-type="string">
            <text:p>victoire :</text:p>
          </table:table-cell>
          <table:table-cell table:style-name="ce25" office:value-type="string" calcext:value-type="string">
            <text:p>Score</text:p>
          </table:table-cell>
          <table:table-cell table:style-name="ce36"/>
          <table:table-cell/>
          <table:table-cell table:style-name="ce36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Fin</text:p>
          </table:table-cell>
          <table:table-cell table:style-name="ce6"/>
          <table:table-cell table:style-name="ce24" office:value-type="string" calcext:value-type="string">
            <text:p>Quantité réalisée</text:p>
          </table:table-cell>
          <table:table-cell table:style-name="ce37"/>
          <table:table-cell table:style-name="ce42"/>
          <table:table-cell table:style-name="ce37"/>
          <table:table-cell table:style-name="ce51"/>
          <table:table-cell/>
        </table:table-row>
        <table:table-row table:style-name="ro2">
          <table:table-cell/>
          <table:covered-table-cell table:style-name="ce3"/>
          <table:table-cell/>
          <table:table-cell table:style-name="ce25" office:value-type="string" calcext:value-type="string">
            <text:p>Score</text:p>
          </table:table-cell>
          <table:table-cell table:style-name="ce36"/>
          <table:table-cell/>
          <table:table-cell table:style-name="ce36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2" office:value-type="string" calcext:value-type="string">
            <text:p>Total final</text:p>
          </table:table-cell>
          <table:table-cell table:style-name="ce24" office:value-type="string" calcext:value-type="string">
            <text:p>Quantité réalisée</text:p>
          </table:table-cell>
          <table:table-cell table:style-name="ce37"/>
          <table:table-cell table:style-name="ce42"/>
          <table:table-cell table:style-name="ce37"/>
          <table:table-cell table:style-name="ce51"/>
          <table:table-cell/>
        </table:table-row>
        <table:table-row table:style-name="ro2">
          <table:table-cell/>
          <table:covered-table-cell table:style-name="ce3"/>
          <table:table-cell table:style-name="ce13" office:value-type="string" calcext:value-type="string">
            <text:p>secrète :</text:p>
          </table:table-cell>
          <table:table-cell table:style-name="ce25" office:value-type="string" calcext:value-type="string">
            <text:p>Score</text:p>
          </table:table-cell>
          <table:table-cell table:style-name="ce38"/>
          <table:table-cell table:style-name="ce48"/>
          <table:table-cell table:style-name="ce38"/>
          <table:table-cell table:style-name="ce49"/>
          <table:table-cell/>
        </table:table-row>
        <table:table-row table:style-name="ro2">
          <table:table-cell/>
          <table:table-cell table:style-name="Default" table:number-columns-repeated="3"/>
          <table:table-cell table:style-name="ce39"/>
          <table:table-cell table:style-name="ce49"/>
          <table:table-cell table:style-name="ce39"/>
          <table:table-cell table:style-name="ce4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Megatron" svg:font-family="Megat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1.99mm" fo:margin-bottom="11.99mm" fo:margin-left="14.99mm" fo:margin-right="14.99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0:06:14.433367626</meta:creation-date>
    <dc:date>2019-03-10T10:55:48.858490815</dc:date>
    <meta:editing-duration>PT28M</meta:editing-duration>
    <meta:editing-cycles>6</meta:editing-cycles>
    <meta:generator>LibreOffice/6.0.7.3$Linux_X86_64 LibreOffice_project/00m0$Build-3</meta:generator>
    <meta:document-statistic meta:table-count="1" meta:cell-count="84" meta:object-count="14"/>
  </office:meta>
</office:document-meta>
</file>